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2.25in" style:rel-column-width="21786*"/>
    </style:style>
    <style:style style:name="Table1.B" style:family="table-column">
      <style:table-column-properties style:column-width="4.5181in" style:rel-column-width="43749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1" fo:font-size="10pt" officeooo:paragraph-rsid="0029c43e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1" fo:font-size="10pt" officeooo:rsid="0025e37b" officeooo:paragraph-rsid="0025e37b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1" fo:font-size="10pt" officeooo:rsid="0027ff99" officeooo:paragraph-rsid="0027ff99" style:font-size-asian="10pt" style:font-size-complex="10pt"/>
    </style:style>
    <style:style style:name="P7" style:family="paragraph" style:parent-style-name="Text_20_body">
      <style:text-properties style:font-name="Calibri1" fo:font-size="10pt" style:font-size-asian="10pt" style:font-size-complex="10pt"/>
    </style:style>
    <style:style style:name="P8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9" style:family="paragraph" style:parent-style-name="Text_20_body">
      <style:text-properties style:font-name="Calibri1" fo:font-size="10pt" officeooo:paragraph-rsid="001f9bf5" style:font-size-asian="10pt" style:font-size-complex="10pt"/>
    </style:style>
    <style:style style:name="P10" style:family="paragraph" style:parent-style-name="Text_20_body">
      <style:text-properties style:font-name="Calibri1" fo:font-size="10pt" officeooo:paragraph-rsid="002777af" style:font-size-asian="10pt" style:font-size-complex="10pt"/>
    </style:style>
    <style:style style:name="P11" style:family="paragraph" style:parent-style-name="Text_20_body">
      <style:text-properties style:font-name="Calibri1" fo:font-size="10pt" officeooo:paragraph-rsid="0029c43e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Calibri1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text-properties style:font-name="Calibri1" fo:font-size="10pt" officeooo:rsid="001f9bf5" officeooo:paragraph-rsid="001f9bf5" style:font-size-asian="10pt" style:font-size-complex="10pt"/>
    </style:style>
    <style:style style:name="P16" style:family="paragraph" style:parent-style-name="Text_20_body">
      <style:text-properties style:font-name="Calibri1" fo:font-size="10pt" officeooo:paragraph-rsid="002ee296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b640f"/>
    </style:style>
    <style:style style:name="T7" style:family="text">
      <style:text-properties officeooo:rsid="002d12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grade"/>
        <text:variable-decl office:value-type="string" text:name="wing"/>
        <text:variable-decl office:value-type="string" text:name="unit"/>
        <text:variable-decl office:value-type="string" text:name="remuneration"/>
        <text:variable-decl office:value-type="string" text:name="seq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99e2b3a-7fff-1399-28f1-465b70f8d33a"/><text:span text:style-name="T1">Date</text:span>: <text:variable-set text:name="letterdate" office:value-type="string">letterdate</text:variable-set></text:p>
      <text:p text:style-name="P3"><text:span text:style-name="T1">Reference</text:span>: S<text:span text:style-name="T7">S</text:span>CL/OP/HR/<text:span text:style-name="T2">O</text:span><text:span text:style-name="T3">L</text:span>/<text:variable-set text:name="seq" office:value-type="string">seq</text:variable-set></text:p>
      <text:p text:style-name="P13"><text:variable-set text:name="name" office:value-type="string">name</text:variable-set></text:p>
      <text:p text:style-name="P14"><text:variable-set text:name="address" office:value-type="string">address</text:variable-set></text:p>
      <text:p text:style-name="P7"/>
      <text:p text:style-name="P7">Subject<text:tab/><text:tab/>: Offer of Employment</text:p>
      <text:p text:style-name="P7"/>
      <text:p text:style-name="P7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7"/>
      <text:p text:style-name="P7"/>
      <text:p text:style-name="P7">Congratulations!</text:p>
      <text:p text:style-name="P7"/>
      <text:p text:style-name="P7">In reference to your application and subsequent interview for a position with us, we are pleased to offer you <text:span text:style-name="T3">employment</text:span> <text:span text:style-name="T3">in accordance with the</text:span> following terms and conditions: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1502563790752">
          <table:table-cell table:style-name="Table1.A1" office:value-type="string">
            <text:p text:style-name="P12">Designation</text:p>
          </table:table-cell>
          <table:table-cell table:style-name="Table1.B1" office:value-type="string">
            <text:p text:style-name="P4"><text:variable-set text:name="designation" office:value-type="string">designation</text:variable-set></text:p>
          </table:table-cell>
        </table:table-row>
        <table:table-row table:style-name="TableLine1502563791328">
          <table:table-cell table:style-name="Table1.A2" office:value-type="string">
            <text:p text:style-name="P12">Grade</text:p>
          </table:table-cell>
          <table:table-cell table:style-name="Table1.B2" office:value-type="string">
            <text:p text:style-name="P4"><text:variable-set text:name="grade" office:value-type="string">grade</text:variable-set></text:p>
          </table:table-cell>
        </table:table-row>
        <table:table-row table:style-name="TableLine1502563775488">
          <table:table-cell table:style-name="Table1.A2" office:value-type="string">
            <text:p text:style-name="P12">Wing</text:p>
          </table:table-cell>
          <table:table-cell table:style-name="Table1.B2" office:value-type="string">
            <text:p text:style-name="P4"><text:variable-set text:name="wing" office:value-type="string">wing</text:variable-set></text:p>
          </table:table-cell>
        </table:table-row>
        <table:table-row table:style-name="TableLine1502563781248">
          <table:table-cell table:style-name="Table1.A2" office:value-type="string">
            <text:p text:style-name="P12">Unit</text:p>
          </table:table-cell>
          <table:table-cell table:style-name="Table1.B2" office:value-type="string">
            <text:p text:style-name="P4"><text:variable-set text:name="unit" office:value-type="string">unit</text:variable-set></text:p>
          </table:table-cell>
        </table:table-row>
        <table:table-row table:style-name="TableLine1502563781824">
          <table:table-cell table:style-name="Table1.A2" office:value-type="string">
            <text:p text:style-name="P12">Effective date of Joining</text:p>
          </table:table-cell>
          <table:table-cell table:style-name="Table1.B2" office:value-type="string">
            <text:p text:style-name="P4"><text:variable-set text:name="effectivefrom" office:value-type="string">effectivefrom</text:variable-set></text:p>
          </table:table-cell>
        </table:table-row>
        <table:table-row table:style-name="TableLine1502563784992">
          <table:table-cell table:style-name="Table1.A2" office:value-type="string">
            <text:p text:style-name="P12">Remuneration</text:p>
          </table:table-cell>
          <table:table-cell table:style-name="Table1.B2" office:value-type="string">
            <text:p text:style-name="P6">BDT <text:variable-set text:name="remuneration" office:value-type="string">remuneration</text:variable-set><text:s/>only per month</text:p>
          </table:table-cell>
        </table:table-row>
        <table:table-row table:style-name="TableLine1502563786720">
          <table:table-cell table:style-name="Table1.A2" office:value-type="string">
            <text:p text:style-name="P12">Benefits</text:p>
          </table:table-cell>
          <table:table-cell table:style-name="Table1.B2" office:value-type="string">
            <text:p text:style-name="P4">Two Festival Bonus and TA &amp; DA as per policy</text:p>
          </table:table-cell>
        </table:table-row>
      </table:table>
      <text:p text:style-name="P7"/>
      <text:p text:style-name="P8">You may be required to work in any unit of the company a<text:span text:style-name="T6">s</text:span> <text:span text:style-name="T6">decided by</text:span> the management.</text:p>
      <text:p text:style-name="P8"/>
      <text:p text:style-name="P8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8"/>
      <text:p text:style-name="P8">We take the opportunity to welcome you to this organization and wish you a successful career with us.</text:p>
      <text:p text:style-name="P8"/>
      <text:p text:style-name="P8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502563783840"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above Offer</text:p>
          </table:table-cell>
          <table:covered-table-cell/>
        </table:table-row>
        <table:table-row table:style-name="TableLine1502563782112">
          <table:table-cell table:style-name="Table2.A2" office:value-type="string"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Line1502563788448">
          <table:table-cell table:style-name="Table2.A1" table:number-rows-spanned="3" table:number-columns-spanned="2" office:value-type="string">
            <text:p text:style-name="P16">Managing Director/Director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 table:style-name="TableLine1502563778656">
          <table:covered-table-cell table:style-name="Table2.A1"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8"/>
      <text:p text:style-name="P7"/>
      <text:p text:style-name="P9">Copy:</text:p>
      <text:list xml:id="list1225497416" text:style-name="L1">
        <text:list-item>
          <text:p text:style-name="P15">Finance and Accounts <text:span text:style-name="T3">U</text:span>nit</text:p>
        </text:list-item>
        <text:list-item>
          <text:p text:style-name="P15">HR <text:span text:style-name="T3">U</text:span>nit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0-10T16:04:02.127000000</dc:date>
    <meta:editing-duration>PT4H11M55S</meta:editing-duration>
    <meta:editing-cycles>25</meta:editing-cycles>
    <meta:generator>LibreOffice/7.3.2.2$Windows_X86_64 LibreOffice_project/49f2b1bff42cfccbd8f788c8dc32c1c309559be0</meta:generator>
    <meta:document-statistic meta:table-count="2" meta:image-count="0" meta:object-count="0" meta:page-count="1" meta:paragraph-count="33" meta:word-count="142" meta:character-count="864" meta:non-whitespace-character-count="756"/>
  </office:meta>
</office:document-meta>
</file>